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language="ru" fo:country="RU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language="ru" fo:country="RU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language="ru" fo:country="RU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language="ru" fo:country="RU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 fo:language="ru" fo:country="RU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language="ru" fo:country="RU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language="ru" fo:country="RU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language="ru" fo:country="RU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P88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Рапаков Артем Владимир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Механизм, дающий новую реализацию методам при наследовании классов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Вложенные статические и не статические, анонимные, локальные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<text:s/></text:span><text:span text:style-name="T26">использовать модификатор<text:s/></text:span>final<text:span text:style-name="T27">?</text:span></text:p>
          </table:table-cell>
          <table:table-cell table:style-name="TableCell28">
            <text:p text:style-name="P29">Для объявления констант, окончательная реализация метода<text:s/>или класса.<text:s/></text:p>
          </table:table-cell>
        </table:table-row>
        <table:table-row table:style-name="TableRow30">
          <table:table-cell table:style-name="TableCell31">
            <text:p text:style-name="TableContents"><text:span text:style-name="T32">Какие есть варианты использования ключевого слова<text:s/></text:span>try<text:span text:style-name="T33">?</text:span></text:p>
          </table:table-cell>
          <table:table-cell table:style-name="TableCell34">
            <text:p text:style-name="P35">Обработка исключений и контроль за использованием ресурсов</text:p>
          </table:table-cell>
        </table:table-row>
        <table:table-row table:style-name="TableRow36">
          <table:table-cell table:style-name="TableCell37">
            <text:p text:style-name="TableContents"><text:span text:style-name="T38">Какие есть стандартные реализации интерфейса<text:s/></text:span>List<text:span text:style-name="T39"><text:s/></text:span><text:span text:style-name="T40">и в каких ситуациях их нужно использовать?</text:span></text:p>
          </table:table-cell>
          <table:table-cell table:style-name="TableCell41">
            <text:p text:style-name="TableContents">ArrayList<text:span text:style-name="T42">(динамичски изменяемый массив) – используется в большинстве случаев, могут быть проблемы при частой вставке элементов в начало и середину, в этом случае можно попробовать использовать<text:s/></text:span>LinkedList<text:span text:style-name="T43">(двусторонне связанный список).<text:s/></text:span></text:p>
          </table:table-cell>
        </table:table-row>
        <table:table-row table:style-name="TableRow44">
          <table:table-cell table:style-name="TableCell45">
            <text:p text:style-name="P46">В чём основная идея стримов из пакета java.util.stream?</text:p>
          </table:table-cell>
          <table:table-cell table:style-name="TableCell47">
            <text:p text:style-name="P48">Возможность писать код в функциональном стиле<text:s/></text:p>
          </table:table-cell>
        </table:table-row>
        <table:table-row table:style-name="TableRow49">
          <table:table-cell table:style-name="TableCell50" table:number-columns-spanned="2">
            <text:p text:style-name="P51">Разное</text:p>
          </table:table-cell>
          <table:covered-table-cell/>
        </table:table-row>
        <table:table-row table:style-name="TableRow52">
          <table:table-cell table:style-name="TableCell53">
            <text:p text:style-name="P54">Каким критериям должна удовлетворять «хорошая» хэш-функция?</text:p>
          </table:table-cell>
          <table:table-cell table:style-name="TableCell55">
            <text:p text:style-name="P56">Высокая производительность функции</text:p>
          </table:table-cell>
        </table:table-row>
        <table:table-row table:style-name="TableRow57">
          <table:table-cell table:style-name="TableCell58">
            <text:p text:style-name="TableContents"><text:span text:style-name="T59">В чём причина популярности и широкого распространения кодировки<text:s/></text:span>UTF<text:span text:style-name="T60">-8?</text:span></text:p>
          </table:table-cell>
          <table:table-cell table:style-name="TableCell61">
            <text:p text:style-name="P62">Широчайшая поддержка неанглийских символов</text:p>
          </table:table-cell>
        </table:table-row>
        <table:table-row table:style-name="TableRow63">
          <table:table-cell table:style-name="TableCell64">
            <text:p text:style-name="TableContents"><text:span text:style-name="T65">Сравните форматы<text:s/></text:span>XML<text:span text:style-name="T66"><text:s/></text:span><text:span text:style-name="T67">и<text:s/></text:span>JSON<text:span text:style-name="T68">.<text:s/></text:span><text:span text:style-name="T69">Когда какой использовать?</text:span></text:p>
          </table:table-cell>
          <table:table-cell table:style-name="TableCell70">
            <text:p text:style-name="TableContents"><text:span text:style-name="T71">Затрудняюсь самостоятельно ответить, но как понимаю</text:span><text:span text:style-name="T72"><text:s/></text:span>XML<text:span text:style-name="T73"><text:s/></text:span><text:span text:style-name="T74">это не только для обмена данными, но и для разметки и работы с атрибутами.<text:s/></text:span>JSON<text:s/><text:span text:style-name="T75">для меня пока темный лес.</text:span></text:p>
          </table:table-cell>
        </table:table-row>
        <table:table-row table:style-name="TableRow76">
          <table:table-cell table:style-name="TableCell77">
            <text:p text:style-name="TableContents"><text:span text:style-name="T78">Опишите что будет происходить «под капотом» после ввода адреса<text:s/></text:span><text:span text:style-name="T79">сайта в браузере и нажатия<text:s/></text:span>Enter<text:span text:style-name="T80">?</text:span></text:p>
          </table:table-cell>
          <table:table-cell table:style-name="TableCell81">
            <text:p text:style-name="TableContents"><text:span text:style-name="T82">По полученому<text:s/></text:span>url<text:span text:style-name="T83"><text:s/></text:span>dns<text:span text:style-name="T84"><text:s/>сервер выдаст<text:s/></text:span>ip<text:span text:style-name="T85"><text:s/></text:span><text:span text:style-name="T86">адрес, по адресу идём на сервер, где вроде как подключаются механизмы собирающие из баз данных и скриптов<text:s/></text:span>html<text:span text:style-name="T87">-страницу.</text:span>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Sergey Polinovskiy</dc:creator>
    <meta:creation-date>2020-08-18T19:08:00Z</meta:creation-date>
    <dc:date>2020-08-18T19:08:00Z</dc:date>
    <meta:template xlink:href="Normal" xlink:type="simple"/>
    <meta:editing-cycles>2</meta:editing-cycles>
    <meta:editing-duration>PT0S</meta:editing-duration>
    <meta:document-statistic meta:page-count="1" meta:paragraph-count="3" meta:word-count="250" meta:character-count="1677" meta:row-count="11" meta:non-whitespace-character-count="1430"/>
  </office:meta>
</office:document-meta>
</file>